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2.927083333333333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2.1458333333333335in"/>
    </style:style>
    <style:style style:name="co6" style:family="table-column">
      <style:table-column-properties fo:break-before="auto" style:column-width="2.28125in"/>
    </style:style>
    <style:style style:name="co7" style:family="table-column">
      <style:table-column-properties fo:break-before="auto" style:column-width="2.8541666666666665in"/>
    </style:style>
    <style:style style:name="co8" style:family="table-column">
      <style:table-column-properties fo:break-before="auto" style:column-width="6.260416666666667in"/>
    </style:style>
    <style:style style:name="co9" style:family="table-column">
      <style:table-column-properties fo:break-before="auto" style:column-width="2.3020833333333335in"/>
    </style:style>
    <style:style style:name="co10" style:family="table-column">
      <style:table-column-properties fo:break-before="auto" style:column-width="0.8958333333333334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2.2291666666666665in"/>
    </style:style>
    <style:style style:name="co13" style:family="table-column">
      <style:table-column-properties fo:break-before="auto" style:column-width="2.9375in"/>
    </style:style>
    <style:style style:name="co14" style:family="table-column">
      <style:table-column-properties fo:break-before="auto" style:column-width="2.1979166666666665in"/>
    </style:style>
    <style:style style:name="co15" style:family="table-column">
      <style:table-column-properties fo:break-before="auto" style:column-width="2.2916666666666665in"/>
    </style:style>
    <style:style style:name="co16" style:family="table-column">
      <style:table-column-properties fo:break-before="auto" style:column-width="2.8333333333333335in"/>
    </style:style>
    <style:style style:name="co17" style:family="table-column">
      <style:table-column-properties fo:break-before="auto" style:column-width="1.2604166269302368in"/>
    </style:style>
    <style:style style:name="co18" style:family="table-column">
      <style:table-column-properties fo:break-before="auto" style:column-width="0.8854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ta1" style:family="table" style:master-page-name="PageStyle_5f_OPHMIS2">
      <style:table-properties table:display="true" style:writing-mode="lr-tb"/>
    </style:style>
    <style:style style:name="ta2" style:family="table" style:master-page-name="PageStyle_5f_Columns mapping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top" fo:background-color="#6AA84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top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top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33" style:family="table-cell" style:parent-style-name="Default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top" fo:background-color="#6AA84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35" style:family="table-cell" style:parent-style-name="Default">
      <style:table-cell-properties style:vertical-align="top" fo:background-color="#6AA84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top" fo:background-color="#6AA84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6AA84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</office:automatic-styles>
  <office:body>
    <office:spreadsheet>
      <table:table table:name="OPHMIS2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ORACLE Table Name</text:p>
          </table:table-cell>
          <table:table-cell table:style-name="ce22" office:value-type="string">
            <text:p>Google Cloud SQL Table Name (OPEMHMIS2)</text:p>
          </table:table-cell>
          <table:table-cell table:style-name="ce21" office:value-type="string">
            <text:p>Action</text:p>
          </table:table-cell>
          <table:table-cell table:style-name="ce22" office:value-type="string">
            <text:p>Columns in ORACLE Table</text:p>
          </table:table-cell>
          <table:table-cell table:style-name="ce22" office:value-type="string">
            <text:p>Columns in Google Cloud SQL Table</text:p>
          </table:table-cell>
          <table:table-cell table:style-name="ce23" office:value-type="string">
            <text:p>Datatype conversion (Oracle to Google Cloud)</text:p>
          </table:table-cell>
          <table:table-cell table:style-name="ce23" office:value-type="string">
            <text:p>DDLs</text:p>
          </table:table-cell>
          <table:table-cell table:style-name="ce23" office:value-type="string">
            <text:p>Other Changes or Comments</text:p>
          </table:table-cell>
        </table:table-row>
        <table:table-row table:style-name="ro2">
          <table:table-cell table:style-name="ce24" office:value-type="string">
            <text:p>PATH_CLIENT</text:p>
          </table:table-cell>
          <table:table-cell table:style-name="ce24" office:value-type="string">
            <text:p>CLIENT</text:p>
          </table:table-cell>
          <table:table-cell table:style-name="ce24" office:value-type="string">
            <text:p>ALTER</text:p>
          </table:table-cell>
          <table:table-cell table:style-name="ce24" office:value-type="string">
            <text:p>CLIENT_KEY
IDENTIFICATION
ID_TYPE
LAST_NAME
FIRST_NAME
MIDDLE_NAME
DATE_OF_BIRTH
GENDER_KEY
ETHNICITY_KEY
SUFFIX
VETERAN
DOB_TYPE
GENDER_DESC
</text:p>
          </table:table-cell>
          <table:table-cell table:style-name="ce25" office:value-type="string">
            <text:p>CLIENT_KEY
SOC_SEC_NUMBER
SOC_SEC_TYPE_CODE
NAME_LAST
NAME_FIRST
NAME_MIDDLE
DATE_OF_BIRTH
GENDER_CODE
ETHNICITY_CODE
NAME_SUFFIX
VETERAN_STATUS_GCT
DOB_TYPE_CODE
GENDER_DESC
REC_ACTIVE_GCT
ENTRY_DATE_TIME
ENTRY_USER_KEY
LOG_DATE_TIME
LOG_USER_KEY
ACT_DATE_TIME
</text:p>
          </table:table-cell>
          <table:table-cell table:style-name="ce26" office:value-type="string">
            <text:p>INT
VARCHAR
INT
VARCHAR
VARCHAR
VARCHAR
DATE
INT
INT
VARCHAR
INT
INT
VARCHAR(60)
INT(11)
TIMESTAMP
BIGINT(20)
TIMESTAMP
BIGINT(20)
TIMESTAMP</text:p>
          </table:table-cell>
          <table:table-cell table:style-name="ce23" office:value-type="string">
            <text:p>CREATE TABLE PATH_CLIENT
(CLIENT_KEY INT NOT NULL,
SOC_SEC_NUMBER VARCHAR NULL,
SOC_SEC_TYPE_CODE INT NULL,
NAME_LAST VARCHAR(100) NULL,
NAME_FIRST VARCHAR(100) NULL,
NAME_MIDDLE VARCHAR(100) NULL,
DATE_OF_BIRTH DATE NULL,
GENDER_CODE INT NULL,
ETHNICITY_CODE INT NULL,
NAME_SUFFIX VARCHAR(10) NULL,
VETERAN_STATUS_GCT INT NOT NULL,
DOB_TYPE_CODE INT NULL,
GENDER_DESC VARCHAR(60) NULL,
REC_ACTIVE_GCT INT(11) NULL,
ENTRY_DATE_TIME TIMESTAMP NULL,
ENTRY_USER_KEY BIGINT(20) NULL,
LOG_DATE_TIME TIMESTAMP NULL,
LOG_USER_KEY BIGINT(20) NULL,
ACT_DATE_TIME TIMESTAMP NULL);</text:p>
          </table:table-cell>
        </table:table-row>
        <table:table-row table:style-name="ro2">
          <table:table-cell table:style-name="ce24" office:value-type="string">
            <text:p>PATH_CLIENT_PROGRAM</text:p>
          </table:table-cell>
          <table:table-cell table:style-name="ce24" office:value-type="string">
            <text:p>PROJECT_PARTICIPATION</text:p>
          </table:table-cell>
          <table:table-cell table:style-name="ce24" office:value-type="string">
            <text:p>ALTER</text:p>
          </table:table-cell>
          <table:table-cell table:style-name="ce24" office:value-type="string">
            <text:p>PROGRAM_KEY
CLIENT_KEY
ENTRY_DATE
EXIT_DATE
REASON_LEAVING_KEY
DESTINATION_KEY
REC_ACTIVE</text:p>
          </table:table-cell>
          <table:table-cell table:style-name="ce24" office:value-type="string">
            <text:p>PROJ_PARTICIP_KEY
CLIENT_KEY
PROJECT_KEY
ENTRY_DATE
EXIT_DATE
REASON_LEAVING_CODE
DESTINATION_CODE
S1_CASH_KEY
S2_CASH_KEY
S3_CASH_KEY
S5_CASH_KEY
S1_BENEFITS_KEY
S2_BENEFITS_KEY
S3_BENEFITS_KEY
S5_BENEFITS_KEY
S1_DISABILITIES_KEY
S2_DISABILITIES_KEY
S3_DISABILITIES_KEY
S5_DISABILITIES_KEY
S1_STATUS_KEY
S2_STATUS_KEY
S3_STATUS_KEY
S5_STATUS_KEY
REC_ACTIVE_GCT
ENTRY_DATE_TIME
ENTRY_USER_KEY
LOG_DATE_TIME
LOG_USER_KEY</text:p>
          </table:table-cell>
          <table:table-cell table:style-name="ce26" office:value-type="string">
            <text:p>BIGINT(20)
BIGINT(20)
BIGINT(20)
DATE
DATE
INT(11)
INT(11)
BIGINT(20)
BIGINT(20)
BIGINT(20)
BIGINT(20)
BIGINT(20)
BIGINT(20)
BIGINT(20)
BIGINT(20)
BIGINT(20)
BIGINT(20)
BIGINT(20)
BIGINT(20)
BIGINT(20)
BIGINT(20)
BIGINT(20)
BIGINT(20)
INT(11)
TIMESTAMP
BIGINT(20)
TIMESTAMP
BIGINT(20)</text:p>
          </table:table-cell>
          <table:table-cell table:style-name="ce23" office:value-type="string">
            <text:p>CREATE TABLE PROJECT_PARTICIPATION
(PROJ_PARTICIP_KEY BIGINT(20) NULL,
CLIENT_KEY BIGINT(20) NULL,
PROJECT_KEY BIGINT(20) NULL,
ENTRY_DATE DATE NULL,
EXIT_DATE DATE NULL,
REASON_LEAVING_CODE INT(11) NULL,
DESTINATION_CODE INT(11) NULL,
S1_CASH_KEY BIGINT(20) NULL, 
S2_CASH_KEY BIGINT(20) NULL,
S3_CASH_KEY BIGINT(20) NULL,
S5_CASH_KEY BIGINT(20) NULL,
S1_BENEFITS_KEY BIGINT(20) NULL,
S2_BENEFITS_KEY BIGINT(20) NULL,
S3_BENEFITS_KEY BIGINT(20) NULL,
S5_BENEFITS_KEY BIGINT(20) NULL,
S1_DISABILITIES_KEY BIGINT(20) NULL,
S2_DISABILITIES_KEY BIGINT(20) NULL,
S3_DISABILITIES_KEY BIGINT(20) NULL,
S5_DISABILITIES_KEY BIGINT(20) NULL,
S1_STATUS_KEY BIGINT(20) NULL,
S2_STATUS_KEY BIGINT(20) NULL,
S3_STATUS_KEY BIGINT(20) NULL,
S5_STATUS_KEY BIGINT(20) NULL,
REC_ACTIVE_GCT INT(11) NULL,
ENTRY_DATE_TIME TIMESATMP,
ENTRY_USER_KEY BIGINT(20) NULL,
LOG_DATE_TIME TIMESATMP,
LOG_USER_KEY BIGINT(20) NULL);
</text:p>
          </table:table-cell>
          <table:table-cell table:style-name="ce27" office:value-type="string">
            <text:p>Change the field ID to PROJ_PARTICIP_KEY</text:p>
          </table:table-cell>
        </table:table-row>
        <table:table-row table:style-name="ro2">
          <table:table-cell table:style-name="ce24" office:value-type="string">
            <text:p>PATH_CLIENT_HEALTH_INSURANCE</text:p>
          </table:table-cell>
          <table:table-cell table:style-name="ce24" office:value-type="string">
            <text:p>CLIENT_HEALTH_INSURANCE</text:p>
          </table:table-cell>
          <table:table-cell table:style-name="ce24" office:value-type="string">
            <text:p>ALTER</text:p>
          </table:table-cell>
          <table:table-cell table:style-name="ce24" office:value-type="string">
            <text:p>CLIENT_KEY
GROUP_KEY
COLLECT_STAGE
PROG_ENROLL_KEY
INFO_DATE
COVERED
MEDECAID
MEDICARE
STATE_CHIP
VA_MED_SERVICES
EMPLOYER
COBRA
PRIVATE
STATE_ADULTS
VERIFIED_DATE
VERIFIED_ANSWER
MEDECAID_DATE
MEDICARE_DATE
STATE_CHIP_DATE
VA_MED_SERVICES_DATE
EMPLOYER_DATE
COBRA_DATE
PRIVATE_DATE
STATE_ADULTS_DATE</text:p>
          </table:table-cell>
          <table:table-cell table:style-name="ce24" office:value-type="string">
            <text:p>CLIENT_KEY
GROUP_KEY
COLLECT_STAGE
PROJ_PARTICIP_KEY
INFO_DATE
COVERED
MEDECAID
MEDICARE
STATE_CHIP
VA_MED_SERVICES
EMPLOYER
COBRA
PRIVATE
STATE_ADULTS
VERIFIED_DATE
VERIFIED_ANSWER
MEDECAID_DATE
MEDICARE_DATE
STATE_CHIP_DATE
VA_MED_SERVICES_DATE
EMPLOYER_DATE
COBRA_DATE
PRIVATE_DATE
STATE_ADULTS_DATE</text:p>
          </table:table-cell>
          <table:table-cell table:style-name="ce26" office:value-type="string">
            <text:p>INT
INT
INT
INT
DATE
CHAR(1)
CHAR(1)
CHAR(1)
CHAR(1)
CHAR(1)
CHAR(1)
CHAR(1)
CHAR(1)
CHAR(1)
DATE
INT
DATE
DATE
DATE
DATE
DATE
DATE
DATE
DATE</text:p>
          </table:table-cell>
          <table:table-cell table:style-name="ce23" office:value-type="string">
            <text:p>CREATE TABLE PATH_CLIENT_HEALTH_INSURANCE
(CLIENT_KEY INT NULL,
GROUP_KEY INT NOT NULL,
COLLECT_STAGE INT NULL,
PROJ_PARTICIP_KEY INT NULL,
INFO_DATE DATE NULL,
COVERED CHAR(1) NULL,
MEDECAID_GCT CHAR(1) NULL,
MEDICARE_GCT CHAR(1) NULL,
STATE_CHIP_GCT CHAR(1) NULL,
VA_MED_SERVICES_GCT CHAR(1) NULL,
EMPLOYER_GCT CHAR(1) NULL,
COBRA_GCT CHAR(1) NULL,
PRIVATE_GCT CHAR(1) NULL,
STATE_ADULTS_GCT CHAR(1) NULL,
VERIFIED_DATE DATE NULL,
VERIFIED_ANSWER INT NULL,
MEDECAID_DATE DATE NULL,
MEDICARE_DATE DATE NULL,
STATE_CHIP_DATE DATE NULL,
VA_MED_SERVICES_DATE DATE NULL,
EMPLOYER_DATE DATE NULL,
COBRA_DATE DATE NULL,
PRIVATE_DATE DATE NULL,
STATE_ADULTS_DATE DATE NULL);</text:p>
          </table:table-cell>
          <table:table-cell table:style-name="ce27" office:value-type="string">
            <text:p>Change the field PROGRAM_KEY to PROJ_PARTICIP_KEY</text:p>
          </table:table-cell>
        </table:table-row>
        <table:table-row table:style-name="ro2">
          <table:table-cell table:style-name="ce24" office:value-type="string">
            <text:p>PATH_CODE_ID_TYPE</text:p>
          </table:table-cell>
          <table:table-cell table:style-name="ce24" office:value-type="string">
            <text:p>CODE_SOC_SEC_TYPE</text:p>
          </table:table-cell>
          <table:table-cell table:style-name="ce24" office:value-type="string">
            <text:p>ALTER</text:p>
          </table:table-cell>
          <table:table-cell table:style-name="ce24" office:value-type="string">
            <text:p>CODE_KEY
STATUS
DESCRIPTION
UPDATE_TIMESTAMP
MIGRATION_FLAG
SORT_ORDER</text:p>
          </table:table-cell>
          <table:table-cell table:style-name="ce24" office:value-type="string">
            <text:p>CODE_KEY
DESCRIPTION
SHORT_DESC
NOTES
REC_ACTIVE_GCT
LOG_DATE_TIME
LOG_USER_KE</text:p>
          </table:table-cell>
          <table:table-cell table:style-name="ce26" office:value-type="string">
            <text:p>VARCHAR(200)
VARCHAR(200)
LONGTEXT
INT(11)
TIMESTAMP
BIGINT(20)</text:p>
          </table:table-cell>
          <table:table-cell table:style-name="ce23" office:value-type="string">
            <text:p>CREATE TABLE `CODE_SOC_SEC_TYPE` (
  `CODE_KEY` int(11) NOT NULL,
  `DESCRIPTION` varchar(200) DEFAULT NULL,
  `SHORT_DESC` varchar(200) DEFAULT NULL,
  `NOTES` VARCHAR(200),
  `REC_ACTIVE_GCT` int(11) DEFAULT '1',
  `LOG_DATE_TIME` timestamp NOT NULL DEFAULT CURRENT_TIMESTAMP ON UPDATE CURRENT_TIMESTAMP,
  `LOG_USER_KEY` bigint(20) DEFAULT NULL,
  PRIMARY KEY (`CODE_KEY`)
) ENGINE=InnoDB DEFAULT CHARSET=utf8;


        </text:p>
          </table:table-cell>
        </table:table-row>
        <table:table-row table:style-name="ro3">
          <table:table-cell table:style-name="ce24" office:value-type="string">
            <text:p>PATH_CODE_NON_CASH_BENEFIT</text:p>
          </table:table-cell>
          <table:table-cell table:style-name="ce28" office:value-type="string">
            <text:p>CODE_NON_CASH_BENEFIT</text:p>
          </table:table-cell>
          <table:table-cell table:style-name="ce28" office:value-type="string">
            <text:p>REMOVE</text:p>
          </table:table-cell>
          <table:table-cell table:number-columns-repeated="2" table:style-name="ce24"/>
          <table:table-cell table:style-name="ce26"/>
          <table:table-cell table:style-name="ce23"/>
        </table:table-row>
        <table:table-row table:style-name="ro3">
          <table:table-cell table:style-name="ce24" office:value-type="string">
            <text:p>PATH_CODE_HEALTH_INSURANCE</text:p>
          </table:table-cell>
          <table:table-cell table:style-name="ce28" office:value-type="string">
            <text:p>CODE_HEALTH_INSURANCE</text:p>
          </table:table-cell>
          <table:table-cell table:style-name="ce28" office:value-type="string">
            <text:p>REMOVE</text:p>
          </table:table-cell>
          <table:table-cell table:number-columns-repeated="2" table:style-name="ce24"/>
          <table:table-cell table:number-columns-repeated="2" table:style-name="ce26"/>
        </table:table-row>
        <table:table-row table:style-name="ro3">
          <table:table-cell table:style-name="ce24"/>
          <table:table-cell table:style-name="ce28" office:value-type="string">
            <text:p>CODE_TAXONOMY</text:p>
          </table:table-cell>
          <table:table-cell table:style-name="ce28" office:value-type="string">
            <text:p>REMOVE</text:p>
          </table:table-cell>
          <table:table-cell table:number-columns-repeated="2" table:style-name="ce24"/>
          <table:table-cell table:number-columns-repeated="2" table:style-name="ce26"/>
        </table:table-row>
        <table:table-row table:style-name="ro3">
          <table:table-cell table:style-name="ce24"/>
          <table:table-cell table:style-name="ce28" office:value-type="string">
            <text:p>CODE_THEATRE</text:p>
          </table:table-cell>
          <table:table-cell table:style-name="ce28" office:value-type="string">
            <text:p>REMOVE</text:p>
          </table:table-cell>
          <table:table-cell table:number-columns-repeated="2" table:style-name="ce24"/>
          <table:table-cell table:number-columns-repeated="2" table:style-name="ce26"/>
        </table:table-row>
        <table:table-row table:style-name="ro3">
          <table:table-cell table:style-name="ce29"/>
          <table:table-cell table:style-name="ce30" office:value-type="string">
            <text:p>CODE_MILITARY_THEATRE</text:p>
          </table:table-cell>
          <table:table-cell table:style-name="ce30" office:value-type="string">
            <text:p>RENAME</text:p>
          </table:table-cell>
          <table:table-cell table:number-columns-repeated="2" table:style-name="ce24"/>
          <table:table-cell table:number-columns-repeated="2" table:style-name="ce26"/>
          <table:table-cell table:style-name="ce31" office:value-type="string">
            <text:p>Rename:CODE_MILITARY_BRANCH</text:p>
          </table:table-cell>
        </table:table-row>
        <table:table-row table:style-name="ro3">
          <table:table-cell table:style-name="ce24" office:value-type="string">
            <text:p>PATH_CODE_RESIDENCE_TYPE</text:p>
          </table:table-cell>
          <table:table-cell table:style-name="ce32" office:value-type="string">
            <text:p>CODE_RESIDENCE</text:p>
          </table:table-cell>
          <table:table-cell table:style-name="ce24" office:value-type="string">
            <text:p>ALTER</text:p>
          </table:table-cell>
          <table:table-cell table:style-name="ce24" office:value-type="string">
            <text:p>CODE_KEY
STATUS
DESCRIPTION
SHORT_DESCRIPTION
UPDATE_TIMESTAMP
MIGRATION_FLAG
SORT_ORDER</text:p>
          </table:table-cell>
          <table:table-cell table:style-name="ce24" office:value-type="string">
            <text:p>CODE_KEY
DESCRIPTION
SHORT_DESC
NOTES
REC_ACTIVE_GCT
LOG_DATE_TIME
LOG_USER_KEY
OTHER_DESCRIPTIVE_FIELDS_AS_NEEDED</text:p>
          </table:table-cell>
          <table:table-cell table:style-name="ce26" office:value-type="string">
            <text:p>INT(11)
INT(11)
VARCHAR(300)
VARCHAR(300)
TIMESTAMP
CHAR(2)
INT
</text:p>
          </table:table-cell>
          <table:table-cell table:style-name="ce26" office:value-type="string">
            <text:p>CREATE TABLE `CODE_RESIDENCE` (
  `CODE_KEY` INT(11) NOT NULL,
  `STATUS` INT(11) DEFAULT '1',
  `DESCRIPTION` VARCHAR(300) DEFAULT NULL,
  `SHORT_DESCRIPTION` VARCHAR(300) DEFAULT NULL,
  `UPDATE_TIMESTAMP` TIMESTAMP DEFAULT NULL,
  `MIGRATION_FLAG` CHAR(2) DEFAULT NULL,
  `SORT_ORDER` INT DEFAULT NULL,
  PRIMARY KEY (`CODE_KEY`)
) ENGINE=InnoDB DEFAULT CHARSET=utf8;</text:p>
          </table:table-cell>
          <table:table-cell table:style-name="ce33" office:value-type="string">
            <text:p>Update all rows in CODE_RESIDENCE table from ORACLE CODE_RESIDENCE_TYPE table.</text:p>
          </table:table-cell>
        </table:table-row>
        <table:table-row table:style-name="ro3">
          <table:table-cell table:style-name="ce24"/>
          <table:table-cell table:style-name="ce34" office:value-type="string">
            <text:p>CLIENT_VETERAN_INFO </text:p>
          </table:table-cell>
          <table:table-cell table:style-name="ce35" office:value-type="string">
            <text:p>UPDATE</text:p>
          </table:table-cell>
          <table:table-cell table:number-columns-repeated="2" table:style-name="ce24"/>
          <table:table-cell table:style-name="ce26"/>
          <table:table-cell table:style-name="ce36" office:value-type="string">
            <text:p>UPDATE `OPENHMIS2`.`CLIENT_VETERAN_INFO`
SET
`VETERAN_INFO_KEY` = &lt;{VETERAN_INFO_KEY: }&gt;,
`CLIENT_KEY` = &lt;{CLIENT_KEY: }&gt;,
`PREVIOUS_VET_INFO_KEY` = &lt;{PREVIOUS_VET_INFO_KEY: }&gt;,
`INFORMATION_DATE` = &lt;{INFORMATION_DATE: }&gt;,
`YEAR_ENTERED_MILITARY` = &lt;{YEAR_ENTERED_MILITARY: }&gt;,
`YEAR_LEFT_MILITARY` = &lt;{YEAR_LEFT_MILITARY: }&gt;,
`SERVED_IN_THEATRE_GCT` = &lt;{SERVED_IN_THEATRE_GCT: }&gt;,
`MILITARY_BRANCH_CODE` = &lt;{MILITARY_BRANCH_CODE: }&gt;,
`MILITARY_DISCHARGE_CODE` = &lt;{MILITARY_DISCHARGE_CODE: }&gt;,
`REC_ACTIVE_GCT` = &lt;{REC_ACTIVE_GCT: 1}&gt;,
`ENTRY_DATE_TIME` = &lt;{ENTRY_DATE_TIME: }&gt;,
`ENTRY_USER_KEY` = &lt;{ENTRY_USER_KEY: }&gt;,
`LOG_DATE_TIME` = &lt;{LOG_DATE_TIME: CURRENT_TIMESTAMP}&gt;,
`LOG_USER_KEY` = &lt;{LOG_USER_KEY: }&gt;,
`WorldWarII` = &lt;{WORLDWARII_GCT: }&gt;,
`KoreanWar` = &lt;{KOREANWAR_GCT: }&gt;,
`VietnamWar` = &lt;{VIETNAMWAR_GCT: }&gt;,
`DesertStorm` = &lt;{PERSIANGULF_OPERDESERTSTORM_GCT: }&gt;,
`AfghanistanOEF` = &lt;{AFGHANISTAN_OPERDESERTSTORM_GCT: }&gt;,
`IraqOIF` = &lt;{IRAQ_OPERDESERTSTORM_GCT: }&gt;,
`IraqOND` = &lt;{IRAQ_OPERDESERTSTORM_GCT: }&gt;,
`OtherTheatre` = &lt;{OTHERTHEATRE_GCT: }&gt;,
`ACT_DATE_TIME` = &lt;{ACT_DATE_TIME: 0000-00-00 00:00:00}&gt;
WHERE `VETERAN_INFO_KEY` = &lt;{expr}&gt;;</text:p>
          </table:table-cell>
          <table:table-cell table:style-name="ce27" office:value-type="string">
            <text:p>Make all lower case column names to Upper case</text:p>
          </table:table-cell>
        </table:table-row>
        <table:table-row table:style-name="ro3">
          <table:table-cell table:style-name="ce24"/>
          <table:table-cell table:style-name="ce34" office:value-type="string">
            <text:p>CLIENT_NONCASH_BENEFITS</text:p>
          </table:table-cell>
          <table:table-cell table:style-name="ce35" office:value-type="string">
            <text:p>UPDATE</text:p>
          </table:table-cell>
          <table:table-cell table:number-columns-repeated="2" table:style-name="ce24"/>
          <table:table-cell table:style-name="ce26"/>
          <table:table-cell table:style-name="ce36" office:value-type="string">
            <text:p>ALTER TABLE CLIENT_NONCASH_BENEFITS 
        DROP COLUMN MEDICAID_GCT,
        DROP COLUMN MEDICARE_GCT;</text:p>
          </table:table-cell>
          <table:table-cell table:style-name="ce27" office:value-type="string">
            <text:p>Remove Medicaid_GCT and MEDICARE_GCT columns</text:p>
          </table:table-cell>
        </table:table-row>
        <table:table-row table:style-name="ro3">
          <table:table-cell table:style-name="ce24" office:value-type="string">
            <text:p>PATH_CODE_DISCHARGE_STATUS</text:p>
          </table:table-cell>
          <table:table-cell table:style-name="ce35" office:value-type="string">
            <text:p> CODE_MILITARY_DISCHARGE</text:p>
          </table:table-cell>
          <table:table-cell table:style-name="ce35" office:value-type="string">
            <text:p>NEW TABLE/UPDATE</text:p>
          </table:table-cell>
          <table:table-cell table:number-columns-repeated="2" table:style-name="ce24"/>
          <table:table-cell table:style-name="ce23"/>
          <table:table-cell table:style-name="ce37" office:value-type="string">
            <text:p>CREATE TABLE CODE_DISCHARGE_STATUS
(CODE_KEY NUMERIC NOT NULL,
STATUS CHAR(1) NULL,
DESCRIPTION VARCHAR(200) NULL,
UPDATE_TIMESTAMP TIMESTAMP NULL,
MIGRATION_FLAG CHAR(2) NULL);</text:p>
          </table:table-cell>
          <table:table-cell table:style-name="ce27" office:value-type="string">
            <text:p>CODE_DISCHARGE_STATUS RENAME TO CODE_MILITARY_DISCHARGE</text:p>
          </table:table-cell>
        </table:table-row>
        <table:table-row table:style-name="ro2">
          <table:table-cell table:style-name="ce38" office:value-type="string">
            <text:p>PATH_CODE_FEDRAL_SERVICE</text:p>
          </table:table-cell>
          <table:table-cell table:style-name="ce38" office:value-type="string">
            <text:p>CODE_FEDERAL_SERVICE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ABLE CODE_FEDERAL_SERVICE
(CODE_KEY VARCHAR(100) NULL,
 FEDERAL_CODE VARCHAR(20) NULL,
 FEDERAL_DESCRIPTION VARCHAR(200) NULL,
 FEDERAL_RECORDTYPE VARCHAR(100) NULL,
 FEDERAL_TYPEPROVIDED VARCHAR(100) NULL,
 FEDERAL_SUBTYPE VARCHAR(100) NULL,
 STATUS CHAR(1) NULL,
 PROTECTED CHAR(1) NULL,
 TEXT_FIELD CHAR(1) NULL,
 CREATE_USER_KEY VARCHAR(100) NULL,
 UPDATE_USER_KEY VARCHAR(100) NULL,
 UPDATE_TIMESTAMP TIMESTAMP NULL);</text:p>
          </table:table-cell>
        </table:table-row>
        <table:table-row table:style-name="ro2">
          <table:table-cell table:style-name="ce38" office:value-type="string">
            <text:p>PATH_CODE_FEDERAL_FUND_SOURCE</text:p>
          </table:table-cell>
          <table:table-cell table:style-name="ce38" office:value-type="string">
            <text:p>CODE_FEDERAL_FUND_SOURCE</text:p>
          </table:table-cell>
          <table:table-cell table:style-name="ce24" office:value-type="string">
            <text:p>ALTER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ABLE CODE_FEDERAL_SERVICE
(CODE_KEY INT NULL,
FEDERAL_CODE VARCHAR(20) NULL,
FEDERAL_DESCRIPTION VARCHAR(200) NULL,
FEDERAL_RECORDTYPE NUMERIC NULL,
FEDERAL_TYPEPROVIDED NUMERIC NULL,
FEDERAL_SUBTYPE NUMERIC NULL,
STATUS CHAR(1) NULL,
PROTECTED CHAR(1) NULL,
TEXT_FIELD CHAR(1) NULL,
CREATE_USER_KEY NUMERIC NULL,
UPDATE_USER_KEY NUMERIC NULL,
UPDATE_TIMESTAMP TIMESTAMP NULL);</text:p>
          </table:table-cell>
        </table:table-row>
        <table:table-row table:style-name="ro2">
          <table:table-cell table:style-name="ce38" office:value-type="string">
            <text:p>PATH_CODE_LENGTH_OF_STAY</text:p>
          </table:table-cell>
          <table:table-cell table:style-name="ce38" office:value-type="string">
            <text:p>CODE_LENGTH_OF_STAY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ABLE CODE_LENGTH_OF_STAY
(CODE_KEY NUMERIC NOT NULL,
STATUS CHAR(1) NULL,
DESCRIPTION VARCHAR(100) NULL,
UPDATE_TIMESTAMP TIMESTAMP NULL,
MIGRATION_FLAG CHAR(2) NULL,
SORT_ORDER NUMERIC NULL); </text:p>
          </table:table-cell>
        </table:table-row>
        <table:table-row table:style-name="ro2">
          <table:table-cell table:style-name="ce38" office:value-type="string">
            <text:p>PATH_CODE_NAME_TYPE</text:p>
          </table:table-cell>
          <table:table-cell table:style-name="ce38" office:value-type="string">
            <text:p>CODE_NAME_TYPE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ABLE CODE_NAME_TYPE
(CODE_KEY NUMERIC NULL,
 STATUS CHAR(1) NULL,
 DESCRIPTION VARCHAR(100) NULL,
 UPDATE_TIMESTAMP TIMESTAMP NULL,
 MIGRATION_FLAG CHAR(2) NULL,
 SORT_ORDER NUMERIC NULL);</text:p>
          </table:table-cell>
        </table:table-row>
        <table:table-row table:style-name="ro2">
          <table:table-cell table:style-name="ce38" office:value-type="string">
            <text:p>PATH_CODE_PATH_CONFIRM</text:p>
          </table:table-cell>
          <table:table-cell table:style-name="ce38" office:value-type="string">
            <text:p>CODE_PATH_CONFIRM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ABLE CODE_PATH_CONFIRM
(CODE_KEY NUMERIC NULL,
 STATUS CHAR(1) NULL,
 DESCRIPTION VARCHAR(100) NULL,
 UPDATE_TIMESTAMP TIMESTAMP NULL,
 MIGRATION_FLAG CHAR(2) NULL);</text:p>
          </table:table-cell>
        </table:table-row>
        <table:table-row table:style-name="ro2">
          <table:table-cell table:style-name="ce38" office:value-type="string">
            <text:p>PATH_CODE_PROGRAM_HOPWA</text:p>
          </table:table-cell>
          <table:table-cell table:style-name="ce38" office:value-type="string">
            <text:p>CODE_PROGRAM_HOPWA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TABLE CODE_PROGRAM_HOPWA
(ID NUMERIC NULL,
 DESCRIPTION VARCHAR(200) NULL,
 SHORT_DESC VARCHAR(100) NULL,
 CODE VARCHAR(100) NULL,
 PRIMARY_CODE NUMERIC NULL,
 SECONDARY_CODE NUMERIC NULL,
 STATUS CHAR(1) NULL);</text:p>
          </table:table-cell>
        </table:table-row>
        <table:table-row table:style-name="ro2">
          <table:table-cell table:style-name="ce38" office:value-type="string">
            <text:p>PATH_CODE_PROGRAM_HOPWA_EXIT</text:p>
          </table:table-cell>
          <table:table-cell table:style-name="ce38" office:value-type="string">
            <text:p>CODE_PROGRAM_HOPWA_EXIT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TABLE CODE_PROGRAM_HOPWA_EXIT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38" office:value-type="string">
            <text:p>PATH_CODE_PROGRAM_PATH_EXIT</text:p>
          </table:table-cell>
          <table:table-cell table:style-name="ce38" office:value-type="string">
            <text:p>CODE_PROGRAM_PATH_EXIT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TABLE CODE_PROGRAM_PATH_EXIT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38" office:value-type="string">
            <text:p>PATH_CODE_PROGRAM_RELATIONSHIP</text:p>
          </table:table-cell>
          <table:table-cell table:style-name="ce38" office:value-type="string">
            <text:p>CODE_PROGRAM_RELATIONSHIP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ABLE CODE_PROGRAM_RELATIONSHIP
(CODE_KEY NUMERIC NULL,
 STATUS CHAR(1) NULL,
 DESCRIPTION VARCHAR(100) NULL,
 UPDATE_TIMESTAMP TIMESTAMP NULL,
 MIGRATION_FLAG CHAR(2) NULL);</text:p>
          </table:table-cell>
        </table:table-row>
        <table:table-row table:style-name="ro2">
          <table:table-cell table:style-name="ce38" office:value-type="string">
            <text:p>PATH_CODE_PROGRAM_RHSAP</text:p>
          </table:table-cell>
          <table:table-cell table:style-name="ce38" office:value-type="string">
            <text:p>CODE_PROGRAM_RHSAP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TABLE CODE_PROGRAM_RHSAP
(ID NUMERIC NULL,
 DESCRIPTION VARCHAR(200) NULL,
 SHORT_DESC VARCHAR(100) NULL,
 CODE VARCHAR(100) NULL,
 PRIMARY_CODE NUMERIC NULL,
 SECONDARY_CODE NUMERIC NULL,
 STATUS CHAR(1) NULL);</text:p>
          </table:table-cell>
        </table:table-row>
        <table:table-row table:style-name="ro2">
          <table:table-cell table:style-name="ce38" office:value-type="string">
            <text:p>PATH_CODE_PROGRAM_RHY</text:p>
          </table:table-cell>
          <table:table-cell table:style-name="ce38" office:value-type="string">
            <text:p>CODE_PROGRAM_RHY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TABLE CODE_PROGRAM_RHY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38" office:value-type="string">
            <text:p>PATH_CODE_PROGRAM_RHY_EXIT</text:p>
          </table:table-cell>
          <table:table-cell table:style-name="ce38" office:value-type="string">
            <text:p>CODE_PROGRAM_RHY_EXIT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TABLE CODE_PROGRAM_RHY_EXIT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38" office:value-type="string">
            <text:p>PATH_CODE_PROGRAM_RHY_YOUTH</text:p>
          </table:table-cell>
          <table:table-cell table:style-name="ce38" office:value-type="string">
            <text:p>CODE_PROGRAM_RHY_YOUTH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TABLE CODE_PROGRAM_RHY_YOUTH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38" office:value-type="string">
            <text:p>PATH_CODE_YESNO</text:p>
          </table:table-cell>
          <table:table-cell table:style-name="ce38" office:value-type="string">
            <text:p>CODE_YESNO</text:p>
          </table:table-cell>
          <table:table-cell table:style-name="ce38" office:value-type="string">
            <text:p>NEW TABLE</text:p>
          </table:table-cell>
          <table:table-cell table:number-columns-repeated="2" table:style-name="ce38"/>
          <table:table-cell table:style-name="ce23"/>
          <table:table-cell table:style-name="ce23" office:value-type="string">
            <text:p>CREATE TABLE CODE_YESNO
(CODE_KEY NUMERIC NULL,
 STATUS CHAR(1) NULL,
 DESCRIPTION VARCHAR(100) NULL);</text:p>
          </table:table-cell>
        </table:table-row>
        <table:table-row table:style-name="ro3">
          <table:table-cell table:style-name="ce24" office:value-type="string">
            <text:p>PATH_CODE_THEATRE_OF_OPERATIONS</text:p>
          </table:table-cell>
          <table:table-cell table:style-name="ce24" office:value-type="string">
            <text:p>CODE_THEATRE_OF_OPERATIONS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THEATRE_OPERATIONS
(CODE_KEY NUMERIC NULL,
 STATUS CHAR(1) NULL,
 DESCRIPTION VARCHAR(100) NULL,
 UPDATE_TIMESTAMP TIMESTAMP NULL,
 MIGRATION_FLAG CHAR(2) NULL);</text:p>
          </table:table-cell>
        </table:table-row>
        <table:table-row table:style-name="ro3">
          <table:table-cell table:style-name="ce24" office:value-type="string">
            <text:p>PATH_CODE_RACE</text:p>
          </table:table-cell>
          <table:table-cell table:style-name="ce24" office:value-type="string">
            <text:p>CODE_RACE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RACE
        DROP SHORT_DESC, 
        DROP NOTES, 
        DROP REC_ACTIVE_GCT, 
        DROP LOG_DATE_TIME, 
        DROP LOG_USER_KEY;
        
ALTER TABLE CODE_RACE
        ADD STATUS CHAR(1) NULL
                AFTER CODE_KEY,
        ADD UPDATE_TIMESTAMP TIMESTAMP NULL
                AFTER DESCRIPTION,
        ADD MIGRATION_FLAG CHAR(2) NULL
                AFTER UPDATE_TIMESTAMP;</text:p>
          </table:table-cell>
        </table:table-row>
        <table:table-row table:style-name="ro3">
          <table:table-cell table:style-name="ce24" office:value-type="string">
            <text:p>PATH_CODE_ETHNICITY</text:p>
          </table:table-cell>
          <table:table-cell table:style-name="ce24" office:value-type="string">
            <text:p>CODE_ETHNICITY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ETHNICITY
        DROP SHORT_DESC, 
        DROP NOTES, 
        DROP REC_ACTIVE_GCT, 
        DROP LOG_DATE_TIME, 
        DROP LOG_USER_KEY;
        
ALTER TABLE CODE_ETHNICITY
        ADD STATUS CHAR(1) NULL
                AFTER CODE_KEY,
        ADD UPDATE_TIMESTAMP TIMESTAMP NULL
                AFTER DESCRIPTION,
        ADD MIGRATION_FLAG CHAR(2) NULL
                AFTER UPDATE_TIMESTAMP,
        ADD SORT_ORDER BIGINT NULL
                AFTER MIGRATION_FLAG;</text:p>
          </table:table-cell>
        </table:table-row>
        <table:table-row table:style-name="ro3">
          <table:table-cell table:style-name="ce24" office:value-type="string">
            <text:p>PATH_CODE_GENDER</text:p>
          </table:table-cell>
          <table:table-cell table:style-name="ce24" office:value-type="string">
            <text:p>CODE_GENDER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GENDER
        DROP DESCRIPTION,
        DROP SHORT_DESC, 
        DROP NOTES, 
        DROP REC_ACTIVE_GCT, 
        DROP LOG_DATE_TIME, 
        DROP LOG_USER_KEY;
        
ALTER TABLE CODE_GENDER
        ADD STATUS CHAR(1) NULL
                AFTER CODE_KEY,
        ADD GENDER VARCHAR(100) NULL
                AFTER STATUS,
        ADD UPDATE_TIMESTAMP TIMESTAMP NULL
                AFTER GENDER,
        ADD MIGRATION_FLAG CHAR(2) NULL
                AFTER UPDATE_TIMESTAMP,
        ADD SORT_ORDER BIGINT NULL
                AFTER MIGRATION_FLAG;</text:p>
          </table:table-cell>
        </table:table-row>
        <table:table-row table:style-name="ro3">
          <table:table-cell table:style-name="ce24" office:value-type="string">
            <text:p>PATH_CODE_ADDRESS_TYPE</text:p>
          </table:table-cell>
          <table:table-cell table:style-name="ce24" office:value-type="string">
            <text:p>CODE_ADDRESS_TYP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ADDRESS_TYPE
(CODE_KEY NUMERIC NULL,
 STATUS CHAR(1) NULL,
 DESCRIPTION VARCHAR(100) NULL,
 UPDATE_TIMESTAMP TIMESTAMP NULL,
 MIGRATION_FLAG CHAR(1) NULL,
 SORT_ORDER NUMERIC NULL);</text:p>
          </table:table-cell>
        </table:table-row>
        <table:table-row table:style-name="ro3">
          <table:table-cell table:style-name="ce24" office:value-type="string">
            <text:p>PATH_CODE_ALL_RACE</text:p>
          </table:table-cell>
          <table:table-cell table:style-name="ce24" office:value-type="string">
            <text:p>CODE_ALL_RAC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ALL_RACE
(CODE_KEY NUMERIC NULL,
STATUS CHAR(1) NULL,
DESCRIPTION VARCHAR(1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DESTINATION</text:p>
          </table:table-cell>
          <table:table-cell table:style-name="ce24" office:value-type="string">
            <text:p>CODE_DESTINATION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DESTINATION
(CODE_KEY NUMERIC NOT NULL,
STATUS CHAR(1) NULL,
DESCRIPTION VARCHAR(200) NULL,
UPDATE_TIMESTAMP TIMESTAMP NULL,
MIGRATION_FLAG CHAR(2) NULL);</text:p>
          </table:table-cell>
        </table:table-row>
        <table:table-row table:number-rows-repeated="1" table:style-name="ro1"/>
        <table:table-row table:style-name="ro3">
          <table:table-cell table:style-name="ce24" office:value-type="string">
            <text:p>PATH_CODE_DOB_TYPE</text:p>
          </table:table-cell>
          <table:table-cell table:style-name="ce24" office:value-type="string">
            <text:p>CODE_DOB_TYPE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DOB_TYPE
        DROP DESCRIPTION,
        DROP SHORT_DESC, 
        DROP NOTES, 
        DROP REC_ACTIVE_GCT, 
        DROP LOG_DATE_TIME, 
        DROP LOG_USER_KEY;
        
ALTER TABLE CODE_DOB_TYPE
        ADD STATUS CHAR(1) NULL
                AFTER CODE_KEY,
        ADD GENDER VARCHAR(100) NULL
                AFTER STATUS,
        ADD UPDATE_TIMESTAMP TIMESTAMP NULL
                AFTER GENDER,
        ADD MIGRATION_FLAG CHAR(2) NULL
                AFTER UPDATE_TIME</text:p>
          </table:table-cell>
        </table:table-row>
        <table:table-row table:style-name="ro3">
          <table:table-cell table:style-name="ce24" office:value-type="string">
            <text:p>PATH_CODE_FUNDING_SOURCE</text:p>
          </table:table-cell>
          <table:table-cell table:style-name="ce24" office:value-type="string">
            <text:p>CODE_FUNDING_SOURC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FUNDING_SOURCE
(CODE_KEY NUMERIC NOT NULL,
STATUS CHAR(1) NULL,
DESCRIPTION VARCHAR(2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GENERAL</text:p>
          </table:table-cell>
          <table:table-cell table:style-name="ce24" office:value-type="string">
            <text:p>CODE_GENERAL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GENERAL
(CODE_KEY NUMERIC NOT NULL,
STATUS CHAR(1) NULL,
DESCRIPTION VARCHAR(2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HEALTH_INS_REASON</text:p>
          </table:table-cell>
          <table:table-cell table:style-name="ce24" office:value-type="string">
            <text:p>CODE_HEALTH_INS_REASON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HEALTH_INS_REASON
        DROP SHORT_DESCRIPTION,
        DROP NOTES, 
        DROP LOG_DATE_TIME, 
        DROP LOG_USER_KEY;</text:p>
          </table:table-cell>
        </table:table-row>
        <table:table-row table:style-name="ro3">
          <table:table-cell table:style-name="ce24" office:value-type="string">
            <text:p>PATH_CODE_HOUSEHOLD_TYPE</text:p>
          </table:table-cell>
          <table:table-cell table:style-name="ce24" office:value-type="string">
            <text:p>CODE_HOUSEHOLD_TYP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HOUSEHOLD_TYPE
(CODE_KEY NUMERIC NOT NULL,
CODE_NAME VARCHAR(100) NULL,
STATUS CHAR(1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HOUSING_STATUS</text:p>
          </table:table-cell>
          <table:table-cell table:style-name="ce24" office:value-type="string">
            <text:p>CODE_HOUSING_STATUS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HOUSING_STATUS
        DROP SHORT_DESC,
        DROP NOTES, 
        DROP REC_ACTIVE, 
        DROP LOG_DATE_TIME, 
        DROP LOG_USER_KEY,
        DROP OTHER_DESCRIPTION_FIELDS_AS_NEEDED;
        
ALTER TABLE CODE_HOUSING_STATUS
        ADD CODE_NAME VARCHAR(100) NULL
                AFTER CODE_KEY,
        ADD STATUS (1) NULL
                AFTER DESCRIPTION,
        ADD UPDATE_TIMESTAMP TIMESTAMP NULL
                AFTER STATUS,
        ADD MIGRATION_FLAG CHAR(2) NULL
                AFTER UPDATE_TIMESTAMP,
        ADD SORT_ORDER BIGINT NULL
                AFTER MIGRATION_FLAG;

        </text:p>
          </table:table-cell>
        </table:table-row>
        <table:table-row table:style-name="ro3">
          <table:table-cell table:style-name="ce24" office:value-type="string">
            <text:p>PATH_CODE_HUD_PROGRAM</text:p>
          </table:table-cell>
          <table:table-cell table:style-name="ce24" office:value-type="string">
            <text:p>CODE_HUD_PROGRAM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HUD_PROGRAM
(PROGRAM_KEY NUMERIC NOT NULL,
PROGRAM_DESCRIPTION VARCHAR(35) NOT NULL,
AGENCY_KEY NUMERIC NOT NULL,
STATUS CHAR(1) NOT NULL,
CREATE_DATE DATE NOT NULL,
LENGTH_IN_DAYS NUMERIC NULL,
PROGRAM_TYPE_KEY NUMERIC NULL,
PROGRAM_TYPE_CODE_OTHER VARCHAR(50) NULL,
SITE_KEY NUMERIC NULL,
PROGRAM_DES_DETAIL VARCHAR(200) NULL,
HMIS_RESIDENTIAL_UTILIZATION NUMERIC NULL,
UPDATE_TIMESTAMP TIMESTAMP NULL,
PATH CHAR(1) NULL,
HOPWA CHAR(1) NULL);</text:p>
          </table:table-cell>
        </table:table-row>
        <table:table-row table:style-name="ro3">
          <table:table-cell table:style-name="ce24" office:value-type="string">
            <text:p>PATH_CODE_INCOME</text:p>
          </table:table-cell>
          <table:table-cell table:style-name="ce24" office:value-type="string">
            <text:p>CODE_INCOME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INCOME
        DROP SHORT_DESCRIPTION,
        DROP NOTES, 
        DROP REC_ACTIVE, 
        DROP LOG_DATE_TIME, 
        DROP LOG_USER_KEY;
        
ALTER TABLE CODE_INCOME
        ADD STATUS (1) NULL
                AFTER CODE_KEY,
        ADD UPDATE_TIMESTAMP TIMESTAMP NULL
                AFTER STATUS,
        ADD MIGRATION_FLAG CHAR(2) NULL
                AFTER UPDATE_TIMESTAMP;

        </text:p>
          </table:table-cell>
        </table:table-row>
        <table:table-row table:style-name="ro3">
          <table:table-cell table:style-name="ce24" office:value-type="string">
            <text:p>PATH_CODE_INCOME_CATEGORY</text:p>
          </table:table-cell>
          <table:table-cell table:style-name="ce24" office:value-type="string">
            <text:p>CODE_INCOME_CATEGORY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INCOME_CATEGORY
(CODE_KEY NUMERIC NOT NULL,
 STATUS CHAR(1) NULL,
 DESCRIPTION VARCHAR(100) NULL);</text:p>
          </table:table-cell>
        </table:table-row>
        <table:table-row table:style-name="ro3">
          <table:table-cell table:style-name="ce24" office:value-type="string">
            <text:p>PATH_CODE_OTHERID_TYPE</text:p>
          </table:table-cell>
          <table:table-cell table:style-name="ce24" office:value-type="string">
            <text:p>CODE_OTHERID_TYP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OTHERID_TYPE
(CODE_KEY NUMERIC NOT NULL,
STATUS CHAR(1) NULL,
DESCRIPTION VARCHAR(2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PRG_RHY_YOUTH_EXIT</text:p>
          </table:table-cell>
          <table:table-cell table:style-name="ce24" office:value-type="string">
            <text:p>CODE_PRG_RHY_YOUTH_EXIT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TABLE CODE_PRG_RHY_YOUTH_EXIT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3">
          <table:table-cell table:style-name="ce24" office:value-type="string">
            <text:p>PATH_CODE_PROGRAM_TYPE</text:p>
          </table:table-cell>
          <table:table-cell table:style-name="ce24" office:value-type="string">
            <text:p>CODE_PROGRAM_TYP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PROGRAM_TYPE
(CODE_KEY NUMERIC NOT NULL,
STATUS CHAR(1) NULL,
DESCRIPTION VARCHAR(100) NULL,
RESIDENTIAL CHAR(2) NULL,
SHORT_DESCRIPTION VARCHAR(20) NULL,
UPDATE_TIMESTAMP TIMESTAMP NULL,
MIGRATION_FLAG CHAR(2) NULL,
IS_HUD_PROGRAM CHAR(2) NULL);</text:p>
          </table:table-cell>
        </table:table-row>
        <table:table-row table:style-name="ro3">
          <table:table-cell table:style-name="ce24" office:value-type="string">
            <text:p>PATH_CODE_PROGRAM_VA</text:p>
          </table:table-cell>
          <table:table-cell table:style-name="ce24" office:value-type="string">
            <text:p>CODE_PROGRAM_VA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PROGRAM_VA
(ID NUMERIC NULL,
DESCRIPTION VARCHAR(200) NULL,
SHORT_DESC VARCHAR(100) NULL,
CODE VARCHAR(20) NULL,
PRIMARY_CODE NUMERIC NULL,
SECONDARY_CODE NUMERIC NULL,
STATUS CHAR(1) NULL);</text:p>
          </table:table-cell>
        </table:table-row>
        <table:table-row table:style-name="ro3">
          <table:table-cell table:style-name="ce38"/>
          <table:table-cell table:style-name="ce24" office:value-type="string">
            <text:p>CODE_PROJECT_TYPE</text:p>
          </table:table-cell>
          <table:table-cell table:style-name="ce24" office:value-type="string">
            <text:p>NOT IN ORACLE SQL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ATH_CODE_REASON_FOR_LEAVING</text:p>
          </table:table-cell>
          <table:table-cell table:style-name="ce24" office:value-type="string">
            <text:p>CODE_REASON_FOR_LEAVING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REASON_FOR_LEAVING
(CODE_KEY NUMERIC NOT NULL,
STATUS CHAR(1) NULL,
DESCRIPTION VARCHAR(1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RELATIONSHIP</text:p>
          </table:table-cell>
          <table:table-cell table:style-name="ce24" office:value-type="string">
            <text:p>CODE_RELATIONSHIP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RELATIONSHIP
(CODE_KEY NUMERIC NOT NULL,
STATUS CHAR(1) NULL,
DESCRIPTION VARCHAR(1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SPECIAL_NEEDS</text:p>
          </table:table-cell>
          <table:table-cell table:style-name="ce24" office:value-type="string">
            <text:p>CODE_SPECIAL_NEEDS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SPECIAL_NEEDS
(CODE_KEY NUMERIC NOT NULL,
CODE_NAME VARCHAR(100) NULL,
STATUS CHAR(1) NULL,
UPDATE_TIMESTAMP TIMESTAMP NULL,
MIGRATION_FLAG CHAR(2) NULL);</text:p>
          </table:table-cell>
        </table:table-row>
        <table:table-row table:style-name="ro3">
          <table:table-cell table:style-name="ce38"/>
          <table:table-cell table:style-name="ce24" office:value-type="string">
            <text:p>CODE_TABLE_TEMPLATE</text:p>
          </table:table-cell>
          <table:table-cell table:style-name="ce24" office:value-type="string">
            <text:p>NOT IN ORACLE SQL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ATH_CODE_VETERAN</text:p>
          </table:table-cell>
          <table:table-cell table:style-name="ce24" office:value-type="string">
            <text:p>CODE_VETERAN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VETERAN
(CODE_KEY NUMERIC NOT NULL,
STATUS CHAR(1) NULL,
DESCRIPTION VARCHAR(100) NULL,
UPDATE_TIMESTAMP TIMESTAMP NULL,
MIGRATION_FLAG CHAR(2) NULL,
SORT_ORDER NUMERIC NULL);</text:p>
          </table:table-cell>
        </table:table-row>
        <table:table-row table:style-name="ro3">
          <table:table-cell table:style-name="ce24" office:value-type="string">
            <text:p>PATH_CODE_WAR_ZONE</text:p>
          </table:table-cell>
          <table:table-cell table:style-name="ce24" office:value-type="string">
            <text:p>CODE_WAR_ZON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WAR_ZONE
(CODE_KEY NUMERIC NOT NULL,
STATUS CHAR(1) NULL,
DESCRIPTION VARCHAR(100) NULL,
UPDATE_TIMESTAMP TIMESTAMP NULL,
MIGRATION_FLAG CHAR(2) NULL);
</text:p>
          </table:table-cell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38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</table:table>
      <table:table table:name="Columns mapping" table:style-name="ta2" table:print="false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0" table:default-cell-style-name="ce15"/>
        <table:table-column table:style-name="co11" table:default-cell-style-name="ce15" table:number-columns-repeated="250"/>
        <table:table-row table:style-name="ro3">
          <table:table-cell table:style-name="ce22" office:value-type="string">
            <text:p>ORACLE Table Name</text:p>
          </table:table-cell>
          <table:table-cell table:style-name="ce23" office:value-type="string">
            <text:p>Google Cloud SQL Table Name (OPEMHMIS2)</text:p>
          </table:table-cell>
          <table:table-cell table:style-name="ce23" office:value-type="string">
            <text:p>Columns in ORACLE Table</text:p>
          </table:table-cell>
          <table:table-cell table:style-name="ce23" office:value-type="string">
            <text:p>Columns in Google Cloud SQL Table</text:p>
          </table:table-cell>
          <table:table-cell table:style-name="ce23" office:value-type="string">
            <text:p>Datatype conversion (Oracle to Google Cloud)</text:p>
          </table:table-cell>
        </table:table-row>
        <table:table-row table:style-name="ro3">
          <table:table-cell table:style-name="ce22" office:value-type="string">
            <text:p>PATH_CLIENT</text:p>
          </table:table-cell>
          <table:table-cell table:style-name="ce23" office:value-type="string">
            <text:p>CLIENT</text:p>
          </table:table-cell>
          <table:table-cell table:style-name="ce23" office:value-type="string">
            <text:p>CLIENT_KEY</text:p>
          </table:table-cell>
          <table:table-cell table:style-name="ce23" office:value-type="string">
            <text:p>CLIENT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IDENTIFICATION</text:p>
          </table:table-cell>
          <table:table-cell table:style-name="ce23" office:value-type="string">
            <text:p>SOC_SEC_NUMBER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ID_TYPE</text:p>
          </table:table-cell>
          <table:table-cell table:style-name="ce23" office:value-type="string">
            <text:p>SOC_SEC_TYPE_CODE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LAST_NAME</text:p>
          </table:table-cell>
          <table:table-cell table:style-name="ce23" office:value-type="string">
            <text:p>NAME_LAST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FIRST_NAME</text:p>
          </table:table-cell>
          <table:table-cell table:style-name="ce23" office:value-type="string">
            <text:p>NAME_FIRST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MIDDLE_NAME</text:p>
          </table:table-cell>
          <table:table-cell table:style-name="ce23" office:value-type="string">
            <text:p>NAME_MIDDLE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DATE_OF_BIRTH</text:p>
          </table:table-cell>
          <table:table-cell table:style-name="ce23" office:value-type="string">
            <text:p>DATE_OF_BIRTH</text:p>
          </table:table-cell>
          <table:table-cell table:style-name="ce23" office:value-type="string">
            <text:p>DATE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GENDER_KEY</text:p>
          </table:table-cell>
          <table:table-cell table:style-name="ce23" office:value-type="string">
            <text:p>GENDER_CODE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ETHNICITY_KEY</text:p>
          </table:table-cell>
          <table:table-cell table:style-name="ce23" office:value-type="string">
            <text:p>ETHNICITY_CODE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SUFFIX</text:p>
          </table:table-cell>
          <table:table-cell table:style-name="ce23" office:value-type="string">
            <text:p>NAME_SUFFIX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VETERAN</text:p>
          </table:table-cell>
          <table:table-cell table:style-name="ce23" office:value-type="string">
            <text:p>VETERAN_STATUS_GCT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DOB_TYPE</text:p>
          </table:table-cell>
          <table:table-cell table:style-name="ce23" office:value-type="string">
            <text:p>DOB_TYPE_CODE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2" office:value-type="string">
            <text:p>PATH_CLIENT_PROGRAM</text:p>
          </table:table-cell>
          <table:table-cell/>
          <table:table-cell table:style-name="ce23" office:value-type="string">
            <text:p>PROGRAM_KEY</text:p>
          </table:table-cell>
          <table:table-cell table:style-name="ce23" office:value-type="string">
            <text:p>PROGRAM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CLIENT_KEY</text:p>
          </table:table-cell>
          <table:table-cell table:style-name="ce23" office:value-type="string">
            <text:p>CLIENT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ENTRY_DATE</text:p>
          </table:table-cell>
          <table:table-cell table:style-name="ce23" office:value-type="string">
            <text:p>ENTRY_DATE</text:p>
          </table:table-cell>
          <table:table-cell table:style-name="ce23" office:value-type="string">
            <text:p>DATE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EXIT_DATE</text:p>
          </table:table-cell>
          <table:table-cell table:style-name="ce23" office:value-type="string">
            <text:p>EXIT_DATE</text:p>
          </table:table-cell>
          <table:table-cell table:style-name="ce23" office:value-type="string">
            <text:p>DATE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PROGRAM_NAME_KEY</text:p>
          </table:table-cell>
          <table:table-cell table:style-name="ce23" office:value-type="string">
            <text:p>PROGRAM_NAME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DESTINATION_KEY</text:p>
          </table:table-cell>
          <table:table-cell table:style-name="ce23" office:value-type="string">
            <text:p>DESTINATION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</table:table>
      <table:table table:name="Sheet3" table:style-name="ta3" table:print="false">
        <office:forms form:automatic-focus="false" form:apply-design-mode="false"/>
        <table:table-column table:style-name="co18" table:default-cell-style-name="ce15"/>
        <table:table-column table:style-name="co10" table:number-columns-repeated="5" table:default-cell-style-name="ce15"/>
        <table:table-column table:style-name="co17" table:default-cell-style-name="ce15" table:number-columns-repeated="250"/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PHMIS2" style:display-name="PageStyle_OPHMIS2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lumns mapping" style:display-name="PageStyle_Columns mapp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